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style:text-underline-style="none" fo:font-weight="normal"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fo:padding="0.0291in" fo:border-left="none" fo:border-right="none" fo:border-top="none" fo:border-bottom="0.99pt solid #000000" style:join-border="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font-size-asian="10.5pt" style:font-size-complex="12pt"/>
    </style:style>
    <style:style style:name="P9"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2" style:family="paragraph" style:parent-style-name="Standard" style:list-style-name="L1">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13"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17" style:family="paragraph" style:parent-style-name="Standard">
      <style:paragraph-properties fo:text-align="start" style:justify-single-word="false" fo:padding="0.0291in" fo:border-left="none" fo:border-right="none" fo:border-top="none" fo:border-bottom="0.99pt solid #000000" style:join-border="false"/>
      <style:text-properties fo:font-size="12pt" style:text-underline-style="none" fo:font-weight="normal"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2pt" style:text-underline-style="none" fo:font-weight="normal" style:font-size-asian="10.5pt" style:font-weight-asian="normal" style:font-size-complex="12pt" style:font-weight-complex="normal"/>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weight="bold" style:font-weight-asian="bold" style:font-weight-complex="bold"/>
    </style:style>
    <style:style style:name="T8" style:family="text">
      <style:text-properties style:text-position="33% 80%"/>
    </style:style>
    <style:style style:name="T9" style:family="text">
      <style:text-properties style:text-position="33% 80%" fo:font-size="12pt" fo:font-weight="normal" style:font-size-asian="10.5pt" style:font-weight-asian="normal" style:font-size-complex="12pt" style:font-weight-complex="normal"/>
    </style:style>
    <style:style style:name="T10" style:family="text">
      <style:text-properties style:text-position="33% 80%" fo:font-size="12pt" style:text-underline-style="none"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manda Hinchman</text:p>
      <text:p text:style-name="Standard">Harry Baker</text:p>
      <text:p text:style-name="Standard">Nickolas Knoebber</text:p>
      <text:p text:style-name="Standard">William Royle</text:p>
      <text:p text:style-name="Standard"/>
      <text:p text:style-name="P1">Design Paper: Round Robin Scheduling Algorithm</text:p>
      <text:p text:style-name="P1"/>
      <text:p text:style-name="P2"/>
      <text:p text:style-name="P3"><text:tab/>Our goal for this project is to generate a schedule for teams (in our case basketball teams) to play one another given dates which are valid for matches. However, we also have to take into account various restrictions, some of which vary by team. Also taken into consideration are the distances between the schools. In our case, we are implementing the Round Robin Scheduling Algorithm, and so we must add yet another condition to ensure we have a round robin schedule.</text:p>
      <text:p text:style-name="P3"/>
      <text:p text:style-name="P5">Conditions:</text:p>
      <text:p text:style-name="P3"><text:tab/>Each School must play each other team twice, with one home game and one away game</text:p>
      <text:p text:style-name="P3"><text:tab/>Each School must play two back-to-back weekends, one home and one away</text:p>
      <text:p text:style-name="P3"><text:tab/>Each School may have dates that it must play and dates that it cannot play</text:p>
      <text:p text:style-name="P3"><text:tab/>Travel between opponents on back-to-back weekends should not exceed 180 miles</text:p>
      <text:p text:style-name="P3"/>
      <text:p text:style-name="P5">Optimizations:</text:p>
      <text:p text:style-name="P3"><text:tab/>Minimize the travel distance between schools on weekends</text:p>
      <text:p text:style-name="P7"/>
      <text:p text:style-name="P3"/>
      <text:p text:style-name="P6">Data Structure Design:</text:p>
      <text:p text:style-name="P3"><text:tab/>We need to be able to store the names of each of the competing schools, and the dates in which the schools can / must play, as well as the distance between the various schools. We must also store the games themselves, so that we have a data type to manipulate within our schedule. Therefore, we have the School structure, which stores all non-distance information about each school, the PairSchools structure, which stores information regarding each match which must be played, and the Schedule object, which holds an actual schedule. More information below:</text:p>
      <text:p text:style-name="P3"/>
      <text:p text:style-name="P3">Information specific to each school</text:p>
      <text:p text:style-name="P4">School</text:p>
      <text:list xml:id="list7957818081" text:style-name="L1">
        <text:list-item>
          <text:list>
            <text:list-item>
              <text:p text:style-name="P8"><text:span text:style-name="T3">gameDates</text:span><text:span text:style-name="T2"> (collection of ScheduleDate objects) // The dates the school must play</text:span></text:p>
            </text:list-item>
            <text:list-item>
              <text:p text:style-name="P8"><text:span text:style-name="T3">gameDates</text:span><text:span text:style-name="T2"> (collection of ScheduleDate objects) // The dates the school can play</text:span></text:p>
              <text:p text:style-name="P10"/>
            </text:list-item>
          </text:list>
        </text:list-item>
      </text:list>
      <text:p text:style-name="P3">An unscheduled match between two schools, created so that the Schedule class can convert these into game objects quickly for fast optimal schedule generation. Also convenient for loading data from files</text:p>
      <text:p text:style-name="P4">PairSchools</text:p>
      <text:list xml:id="list105519982" text:continue-numbering="true" text:style-name="L1">
        <text:list-item>
          <text:list>
            <text:list-item>
              <text:p text:style-name="P8"><text:span text:style-name="T3">home</text:span><text:span text:style-name="T2"> (type School) <text:s/>// The home school</text:span></text:p>
            </text:list-item>
            <text:list-item>
              <text:p text:style-name="P8"><text:span text:style-name="T3">away</text:span><text:span text:style-name="T2"> (type School) <text:s/>// The away school</text:span></text:p>
            </text:list-item>
            <text:list-item>
              <text:p text:style-name="P13"><text:span text:style-name="T1">distance </text:span><text:span text:style-name="T2">(type int) <text:s/>// Distance between schools </text:span></text:p>
            </text:list-item>
          </text:list>
        </text:list-item>
      </text:list>
      <text:p text:style-name="P3"/>
      <text:p text:style-name="P3"/>
      <text:p text:style-name="P3"><text:soft-page-break/>Represents a fully generated schedule, complete with information on the dates every schools plays every other school. </text:p>
      <text:p text:style-name="P4">Schedule</text:p>
      <text:list xml:id="list215094135" text:continue-numbering="true" text:style-name="L1">
        <text:list-item>
          <text:list>
            <text:list-item>
              <text:p text:style-name="P8"><text:span text:style-name="T3">gameList</text:span><text:span text:style-name="T2"> (collection of Game objects) <text:s/>// The Games within the schedule</text:span></text:p>
            </text:list-item>
            <text:list-item>
              <text:p text:style-name="P8"><text:span text:style-name="T3">allDates</text:span><text:span text:style-name="T2"> (collection of ScheduleDate objects) <text:s/>// The dates games may occur on</text:span></text:p>
              <text:p text:style-name="P12"/>
            </text:list-item>
          </text:list>
          <text:p text:style-name="P10">Represents an actual scheduled match between two schools.</text:p>
          <text:p text:style-name="P12">inner class Game</text:p>
          <text:p text:style-name="P12">{</text:p>
          <text:list text:continue-numbering="true">
            <text:list-item>
              <text:p text:style-name="P8"><text:span text:style-name="T3">dayOfCalendar</text:span><text:span text:style-name="T2"> (ScheduleDate object) <text:s/>// The Games within the schedule</text:span></text:p>
            </text:list-item>
            <text:list-item>
              <text:p text:style-name="P12">competing <text:span text:style-name="T4">(PairSchools object) // The schools which are playing</text:span></text:p>
            </text:list-item>
          </text:list>
          <text:p text:style-name="P12">}</text:p>
        </text:list-item>
      </text:list>
      <text:p text:style-name="P3"/>
      <text:p text:style-name="P3"/>
      <text:p text:style-name="P3">Holds calendar information which is relevant to the time of a game</text:p>
      <text:p text:style-name="P4">ScheduleDate</text:p>
      <text:list xml:id="list427904853" text:continue-numbering="true" text:style-name="L1">
        <text:list-item>
          <text:list>
            <text:list-item>
              <text:p text:style-name="P8"><text:span text:style-name="T3">month</text:span><text:span text:style-name="T2"> (integer)</text:span></text:p>
            </text:list-item>
            <text:list-item>
              <text:p text:style-name="P12">day<text:span text:style-name="T4"> (integer)</text:span></text:p>
            </text:list-item>
          </text:list>
        </text:list-item>
      </text:list>
      <text:p text:style-name="P7"/>
      <text:p text:style-name="P3"><text:span text:style-name="T4"/></text:p>
      <text:p text:style-name="P6">Algorithm Design:</text:p>
      <text:p text:style-name="P6"><text:tab/><text:span text:style-name="T6">Our first goal is to design a schedule which follow the schedule. We can think of this problem as us having an array of PairSchools objects (one for each match which must take place), and our dilemna is placing these among the possible game dates. We will henceforth note each PairSchools object as (A,B), where A is the home school and B the away school.</text:span></text:p>
      <text:p text:style-name="P6"><text:span text:style-name="T6"><text:tab/>As we are playing in round robin, given that we have numSchools competing, we will need to handle 2(numSchools</text:span><text:span text:style-name="T9">2</text:span><text:span text:style-name="T6">-numSchools) PairSchool objects. We reach this number by squaring the number of schools, and recognizing that the schools cannot play themselves, and that each school must have both home and away games. We need to distribute these PairSchool Objects between numDates potential match dates.</text:span></text:p>
      <text:p text:style-name="P6"><text:span text:style-name="T6"><text:s/><text:tab/>Upon looking at our conditions (re-shown below), we see that the most restrictive requirement is the fact that each school must play two back-to-back weekends. If it were not for this requirement, a large fraction of random PairSchool distributions would be valid Schedules. Thus, we first address this condition.</text:span></text:p>
      <text:p text:style-name="P3"/>
      <text:p text:style-name="P5">Conditions:</text:p>
      <text:p text:style-name="P3"><text:tab/>Each School must play each other team twice, with one home game and one away game</text:p>
      <text:p text:style-name="P3"><text:tab/><text:span text:style-name="T7">Each School must play two back-to-back weekends, one home and one away</text:span></text:p>
      <text:p text:style-name="P3"><text:tab/>Each School may have dates that it must play and dates that it cannot play</text:p>
      <text:p text:style-name="P3"><text:tab/>Travel between opponents on back-to-back weekends should not exceed 180 miles</text:p>
      <text:p text:style-name="P3"><text:span text:style-name="T6"/></text:p>
      <text:p text:style-name="P3"><text:span text:style-name="T6"/></text:p>
      <text:p text:style-name="P3"><text:tab/>We need to fill both back-to-back weekends. We focus on filling the first (In the basketball season, we have two back-to-back weekends typically). Each school must play both weekend days, as we have only two weekends and each school needs to be involved in two back-to-back weekends. <text:soft-page-break/>Therefore, we will have a total of numSchools PairSchool Objects in our back-to-back weekend, with the objects being evenly divided between the two days.</text:p>
      <text:p text:style-name="P3"><text:tab/>We start by selecting one PairSchool object (A,B) at random. We place it in the first day in the back-to-back weekend. We then select another PairSchool object of the form (B,C) at random (where C is not A,B). We place this in the second day. We then select another PairSchool object of the form (C,D) (where D is not A,B,C) at random, and place this in the first day. We then select another PairSchool object of the form (D,E) (where E is not A,B,C,D) at random, and place this in the first day. We continue this process until we have placed a total of numSchools PairSchool Objects in our back-to-back weekend days. However, the last PairSchool object placed will be (H,A), thus completing our loop. At this stage, we have filled the back-to-back weekend entirely. We then repeat this algorithm in reverse to fill the other back-to-back weekend. Our algorithm is made this simple by the face that every school can play back-to-back weekends</text:p>
      <text:p text:style-name="P3"/>
      <text:p text:style-name="P3">Thus, for our first weekend we will have</text:p>
      <text:p text:style-name="P3"/>
      <text:p text:style-name="P3">(G,H) <text:s text:c="6"/>(H,A)</text:p>
      <text:p text:style-name="P3">(E,F) <text:s text:c="7"/>(F,G)</text:p>
      <text:p text:style-name="P3">(C,D) <text:s text:c="6"/>(D,E)</text:p>
      <text:p text:style-name="P3">(A,B) <text:s text:c="6"/>(B,C)</text:p>
      <text:p text:style-name="P3">Day 1 <text:s text:c="5"/>Day 2</text:p>
      <text:p text:style-name="P3"/>
      <text:p text:style-name="P14"><text:span text:style-name="T5"><text:tab/>This component of our algorithm will run in O(numSchools) time, at least at the asymptotic level. This is because we must distribute numSchools PairSchool objects</text:span></text:p>
      <text:p text:style-name="P14"><text:span text:style-name="T5"><text:tab/>After this stage, we have filled in the two back-to-back weekends. After this has been accomplished, the bulk of our work has been finished. We then randomly distribute the remaining PairSchool objects among the remaining dates, making sure we do not have a school playing twice on the same date, and making sure that we do not place a PairSchool object on a date when one of the Schools in the PairSchool object cannot play. This schedule is not guaranteed to be valid, but will most likely be, as most schools can play on most dates in the typical paradigm. The distribution will run in </text:span><text:bookmark-start text:name="__DdeLink__176_1387191177"/><text:span text:style-name="T5">O(numSchools</text:span><text:span text:style-name="T10">2</text:span><text:span text:style-name="T5">) time</text:span><text:bookmark-end text:name="__DdeLink__176_1387191177"/><text:span text:style-name="T5">, as we have 2(numSchools</text:span><text:span text:style-name="T10">2</text:span><text:span text:style-name="T5">-2numSchools) PairSchool.</text:span></text:p>
      <text:p text:style-name="P3"><text:tab/>We then must ensure that the schedule is valid, and even if it is valid, we want to optimize our schedule. To do this, we implement a method called scheduleRate. scheduleRate returns a rating for each schedule, based on whether the schedule is valid and how well the schedule minimizes midweek traveling. We then modify our schedule as follows. We will move one PairSchool from one date to another date at random, and then see if the scheduleRate ranking increases or not. If it increases, we keep the modification. If not, we discard the modification and try again. We repeat this process until a large number of randomly attempted PairSchool relocations produce no increase in the scheduleRate rating. At this stage, we have converged. While it is impossible to judge the efficiency of this algorithm, I would estimate that on average we will have a valid Schedule once we have attempted numSchools<text:span text:style-name="T8">2 </text:span>relocations, as this would mean it was statistically likely we had attempted to move most of the PairSchools. Therefore, my estimate is that our algorithm can generate a schedule in <text:s/>O(numSchools<text:span text:style-name="T8">2</text:span>) time, although this is an estimate because the behavior of the algorithm will be highly dependent on the 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1-19T21:15:07</meta:creation-date>
    <meta:generator>LibreOffice/3.5$Linux_X86_64 LibreOffice_project/350m1$Build-2</meta:generator>
    <dc:date>2014-11-19T23:03:53</dc:date>
    <dc:creator>William Royle</dc:creator>
    <meta:editing-duration>PT1H33M49S</meta:editing-duration>
    <meta:editing-cycles>65</meta:editing-cycles>
    <meta:document-statistic meta:table-count="0" meta:image-count="0" meta:object-count="0" meta:page-count="3" meta:paragraph-count="58" meta:word-count="1269" meta:character-count="7629" meta:non-whitespace-character-count="6374"/>
  </office:meta>
</office:document-meta>
</file>